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d7d2d"/>
    </style:style>
    <style:style style:name="P2" style:family="paragraph" style:parent-style-name="Standard">
      <style:text-properties officeooo:paragraph-rsid="002a4cae"/>
    </style:style>
    <style:style style:name="P3" style:family="paragraph" style:parent-style-name="Standard">
      <style:text-properties officeooo:paragraph-rsid="003056d6"/>
    </style:style>
    <style:style style:name="P4" style:family="paragraph" style:parent-style-name="Standard">
      <style:text-properties officeooo:paragraph-rsid="00374759"/>
    </style:style>
    <style:style style:name="P5" style:family="paragraph" style:parent-style-name="Standard">
      <style:text-properties officeooo:paragraph-rsid="0038b0ee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" fo:font-size="18pt" officeooo:rsid="0025f33d"/>
    </style:style>
    <style:style style:name="T4" style:family="text">
      <style:text-properties style:font-name="Fira Sans" fo:font-size="18pt" officeooo:rsid="002beb22"/>
    </style:style>
    <style:style style:name="T5" style:family="text">
      <style:text-properties style:font-name="Fira Sans" fo:font-size="18pt" officeooo:rsid="002f5bf7"/>
    </style:style>
    <style:style style:name="T6" style:family="text">
      <style:text-properties style:font-name="Fira Sans" fo:font-size="18pt" officeooo:rsid="002fe742"/>
    </style:style>
    <style:style style:name="T7" style:family="text">
      <style:text-properties style:font-name="Fira Sans" fo:font-size="18pt" officeooo:rsid="003056d6"/>
    </style:style>
    <style:style style:name="T8" style:family="text">
      <style:text-properties officeooo:rsid="002bbeba"/>
    </style:style>
    <style:style style:name="T9" style:family="text">
      <style:text-properties officeooo:rsid="002beb22"/>
    </style:style>
    <style:style style:name="T10" style:family="text">
      <style:text-properties officeooo:rsid="002d7d2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7d2d" style:font-style-asian="italic" style:font-style-complex="italic"/>
    </style:style>
    <style:style style:name="T13" style:family="text">
      <style:text-properties fo:font-style="italic" officeooo:rsid="002a4cae" style:font-style-asian="italic" style:font-style-complex="italic"/>
    </style:style>
    <style:style style:name="T14" style:family="text">
      <style:text-properties fo:font-style="italic" officeooo:rsid="002bbeba" style:font-style-asian="italic" style:font-style-complex="italic"/>
    </style:style>
    <style:style style:name="T15" style:family="text">
      <style:text-properties fo:font-style="italic" officeooo:rsid="0039359d" style:font-style-asian="italic" style:font-style-complex="italic"/>
    </style:style>
    <style:style style:name="T16" style:family="text">
      <style:text-properties officeooo:rsid="002f5bf7"/>
    </style:style>
    <style:style style:name="T17" style:family="text">
      <style:text-properties style:font-name="Fira Sans1" fo:font-size="18pt" officeooo:rsid="00315d11" style:font-size-asian="18pt" style:font-size-complex="18pt"/>
    </style:style>
    <style:style style:name="T18" style:family="text">
      <style:text-properties style:font-name="Fira Sans1" fo:font-size="18pt" officeooo:rsid="0035744d" style:font-size-asian="18pt" style:font-size-complex="18pt"/>
    </style:style>
    <style:style style:name="T19" style:family="text">
      <style:text-properties style:font-name="Fira Sans1" fo:font-size="18pt" fo:font-weight="normal" officeooo:rsid="00315d11" style:font-size-asian="18pt" style:font-weight-asian="normal" style:font-size-complex="18pt" style:font-weight-complex="normal"/>
    </style:style>
    <style:style style:name="T20" style:family="text">
      <style:text-properties style:font-name="Fira Sans1" fo:font-size="18pt" fo:font-weight="normal" officeooo:rsid="00374759" style:font-size-asian="18pt" style:font-weight-asian="normal" style:font-size-complex="18pt" style:font-weight-complex="normal"/>
    </style:style>
    <style:style style:name="T21" style:family="text">
      <style:text-properties style:font-name="DejaVu Sans" fo:font-size="18pt" fo:letter-spacing="normal" fo:language="en" fo:country="GB" fo:font-weight="normal" officeooo:rsid="00315d11" style:letter-kerning="true" style:font-size-asian="18pt" style:font-weight-asian="normal" style:font-size-complex="18pt" style:font-weight-complex="normal"/>
    </style:style>
    <style:style style:name="T22" style:family="text">
      <style:text-properties officeooo:rsid="00374759"/>
    </style:style>
    <style:style style:name="T23" style:family="text">
      <style:text-properties officeooo:rsid="004517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P4"><text:span text:style-name="T22">Browse for</text:span> Image<text:span text:style-name="T22">s</text:span><text:tab/><text:tab/><text:tab/><text:tab/><text:tab/><text:span text:style-name="T22">Ctrl+O/</text:span><text:span text:style-name="T21">⌘</text:span><text:span text:style-name="T19">+</text:span><text:span text:style-name="T20">O</text:span><text:span text:style-name="T22"> <text:s/></text:span><text:span text:style-name="T12">or</text:span><text:span text:style-name="T10"> <text:s/>F1</text:span></text:p>
      <text:p text:style-name="P1">Previous Image<text:tab/><text:tab/><text:tab/><text:tab/><text:tab/><text:tab/><text:span text:style-name="T10">← <text:s/></text:span><text:span text:style-name="T12">or</text:span><text:span text:style-name="T10"> <text:s/></text:span>A <text:s/><text:span text:style-name="T12">or</text:span><text:span text:style-name="T10"> <text:s/>PgUp </text:span><text:span text:style-name="T12">or</text:span><text:span text:style-name="T10"> <text:s/>Ctrl+ScrollUp</text:span><text:line-break/>Next Image<text:tab/><text:tab/><text:tab/><text:tab/><text:tab/><text:tab/><text:tab/><text:span text:style-name="T10">→ <text:s/></text:span><text:span text:style-name="T12">or</text:span><text:span text:style-name="T10"> <text:s/></text:span>D <text:s/><text:span text:style-name="T12">or</text:span><text:span text:style-name="T10"> <text:s/>PgDown </text:span><text:span text:style-name="T12">or</text:span><text:span text:style-name="T10"> <text:s/>Ctrl+ScrollDown</text:span></text:p>
      <text:p text:style-name="P5">Zoom I<text:span text:style-name="T1">n<text:tab/><text:tab/><text:tab/><text:tab/><text:tab/><text:tab/><text:tab/><text:tab/></text:span><text:span text:style-name="T3">S</text:span><text:span text:style-name="T4">croll</text:span> Up <text:span text:style-name="T23"><text:s/></text:span><text:span text:style-name="T12">or</text:span><text:span text:style-name="T10"> <text:s text:c="2"/>+</text:span><text:line-break/>Zoom Out<text:tab/><text:tab/><text:tab/><text:tab/><text:tab/><text:tab/><text:tab/><text:span text:style-name="T9">Scroll </text:span>Down<text:span text:style-name="T23"> </text:span><text:s/><text:span text:style-name="T12">or</text:span><text:span text:style-name="T15"> </text:span><text:span text:style-name="T10"><text:s/>-</text:span></text:p>
      <text:p text:style-name="P2">Show at Original Scale<text:tab/><text:tab/><text:tab/><text:tab/>Q <text:s/><text:span text:style-name="T13">or</text:span><text:span text:style-name="T2"> <text:s/>1<text:line-break/>Best Fit - Use Original Size if Fits<text:tab/><text:tab/>E</text:span><text:line-break/><text:span text:style-name="T5">Fit</text:span> to <text:span text:style-name="T16">Borders</text:span><text:tab/><text:tab/><text:tab/><text:tab/><text:tab/><text:tab/>F</text:p>
      <text:p text:style-name="P3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1">or</text:span> <text:s/>Alt+V</text:p>
      <text:p text:style-name="P3">Pan Camera<text:tab/><text:tab/><text:tab/><text:tab/><text:tab/><text:tab/><text:tab/><text:span text:style-name="T6">Left</text:span> Mouse Button <text:s/><text:span text:style-name="T11">or</text:span> <text:s/>Space<text:line-break/>Full-Screen Mode<text:tab/><text:tab/><text:tab/><text:tab/><text:tab/><text:tab/>Double Click <text:s/><text:span text:style-name="T11">or</text:span> <text:s/>F11</text:p>
      <text:p text:style-name="P3"><text:span text:style-name="T7">Toggle Antialiasing</text:span><text:tab/><text:tab/><text:tab/><text:tab/><text:tab/><text:span text:style-name="T6">S</text:span><text:line-break/><text:span text:style-name="T7">Automatic Antialiasing</text:span><text:tab/><text:tab/><text:tab/><text:tab/><text:span text:style-name="T7">Alt+S</text:span></text:p>
      <text:p text:style-name="Standard">Move Image to the Trash<text:tab/><text:tab/><text:tab/><text:tab/>Del<text:line-break/><text:span text:style-name="T17">Copy Image to the C</text:span><text:span text:style-name="T18">l</text:span><text:span text:style-name="T17">ipboard<text:tab/><text:tab/><text:tab/>Ctrl+C</text:span><text:span text:style-name="T19">/</text:span><text:span text:style-name="T21">⌘</text:span><text:span text:style-name="T19">+</text:span><text:span text:style-name="T17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201cm" fo:page-height="25cm" style:num-format="1" style:print-orientation="portrait" fo:margin-top="0cm" fo:margin-bottom="0cm" fo:margin-left="0.3cm" fo:margin-right="0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1:56:12.781000000</meta:creation-date>
    <dc:date>2022-01-05T00:42:53.002000000</dc:date>
    <meta:editing-duration>PT1H54M27S</meta:editing-duration>
    <meta:editing-cycles>45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2" meta:word-count="149" meta:character-count="881" meta:non-whitespace-character-count="646"/>
  </office:meta>
</office:document-meta>
</file>